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P1" style:family="paragraph" style:parent-style-name="Standard">
      <style:paragraph-properties fo:line-height="150%" fo:text-align="center" style:justify-single-word="false"/>
      <style:text-properties fo:font-size="14pt" style:font-size-asian="14pt"/>
    </style:style>
    <style:style style:name="P2" style:family="paragraph" style:parent-style-name="Standard">
      <style:paragraph-properties fo:line-height="150%" fo:text-align="center" style:justify-single-word="false" style:snap-to-layout-grid="false"/>
      <style:text-properties fo:font-size="14pt" style:font-size-asian="14pt"/>
    </style:style>
    <style:style style:name="P3"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4" style:family="paragraph" style:parent-style-name="Standard">
      <style:paragraph-properties style:line-height-at-least="0.176cm" fo:text-align="justify" style:justify-single-word="false" style:snap-to-layout-grid="false"/>
    </style:style>
    <style:style style:name="P5" style:family="paragraph" style:parent-style-name="Table_20_Contents">
      <style:paragraph-properties fo:text-align="center" style:justify-single-word="false" style:snap-to-layout-grid="false"/>
      <style:text-properties fo:font-size="14pt" style:font-size-asian="14pt"/>
    </style:style>
    <style:style style:name="P6" style:family="paragraph" style:parent-style-name="Contents_20_1">
      <style:paragraph-properties>
        <style:tab-stops>
          <style:tab-stop style:position="15.501cm" style:type="right" style:leader-style="dotted" style:leader-text="."/>
        </style:tab-stops>
      </style:paragraph-properties>
    </style:style>
    <style:style style:name="P7" style:family="paragraph" style:parent-style-name="Standard">
      <style:paragraph-properties fo:line-height="150%" fo:text-align="center" style:justify-single-word="false" style:snap-to-layout-grid="false"/>
      <style:text-properties fo:font-size="14pt" style:font-size-asian="14pt"/>
    </style:style>
    <style:style style:name="P8" style:family="paragraph" style:parent-style-name="Text_20_body">
      <style:paragraph-properties fo:margin-left="0cm" fo:margin-right="0cm" fo:margin-top="0cm" fo:margin-bottom="0.499cm" fo:text-indent="0cm" style:auto-text-indent="false"/>
      <style:text-properties style:font-name="Times" fo:font-size="12pt"/>
    </style:style>
    <style:style style:name="P9" style:family="paragraph" style:parent-style-name="Text_20_body">
      <style:paragraph-properties fo:margin-left="0.847cm" fo:margin-right="0cm" fo:margin-top="0cm" fo:margin-bottom="0.499cm" fo:text-indent="-0.847cm" style:auto-text-indent="false"/>
      <style:text-properties style:font-name="Times" fo:font-size="12pt"/>
    </style:style>
    <style:style style:name="P10"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11" style:family="paragraph" style:parent-style-name="Heading_20_1">
      <style:paragraph-properties>
        <style:tab-stops>
          <style:tab-stop style:position="0.499cm"/>
        </style:tab-stops>
      </style:paragraph-properties>
    </style:style>
    <style:style style:name="P12" style:family="paragraph" style:parent-style-name="Heading_20_1" style:master-page-name="Converter_20_1">
      <style:paragraph-properties style:page-number="3">
        <style:tab-stops>
          <style:tab-stop style:position="0.499cm"/>
        </style:tab-stops>
      </style:paragraph-properties>
    </style:style>
    <style:style style:name="P13" style:family="paragraph" style:parent-style-name="Heading_20_1">
      <style:paragraph-properties fo:break-before="page">
        <style:tab-stops>
          <style:tab-stop style:position="0.499cm"/>
        </style:tab-stops>
      </style:paragraph-properties>
    </style:style>
    <style:style style:name="P14" style:family="paragraph" style:parent-style-name="Parágrafo_20_1" style:list-style-name="L2"/>
    <style:style style:name="P15" style:family="paragraph" style:parent-style-name="Parágrafo_20_1">
      <style:text-properties fo:font-style="italic" style:font-style-asian="italic" style:font-style-complex="italic"/>
    </style:style>
    <style:style style:name="P16" style:family="paragraph" style:parent-style-name="Parágrafo_20_1">
      <style:paragraph-properties fo:break-before="page"/>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style-asian="italic"/>
    </style:style>
    <style:style style:name="T7" style:family="text">
      <style:text-properties style:font-style-complex="italic"/>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2">Bacharelado em Ciência da Computação</text:p>
          </table:table-cell>
          <table:covered-table-cell/>
        </table:table-row>
        <table:table-row table:style-name="Tabela1.2">
          <table:table-cell table:style-name="Tabela1.A2" table:number-columns-spanned="2" office:value-type="string">
            <text:p text:style-name="P2">Faculdades Integradas de Caratinga</text:p>
            <text:p text:style-name="P1"><text:bookmark-start text:name="WWSetBkmk1"/>2<text:bookmark-end text:name="WWSetBkmk1"/>012</text:p>
          </table:table-cell>
          <table:covered-table-cell/>
        </table:table-row>
        <table:table-row table:style-name="Tabela1.3">
          <table:table-cell table:style-name="Tabela1.A3" table:number-columns-spanned="2" office:value-type="string">
            <text:p text:style-name="P5">Gabriel Antonio Diniz</text:p>
          </table:table-cell>
          <table:covered-table-cell/>
        </table:table-row>
        <table:table-row table:style-name="Tabela1.4">
          <table:table-cell table:style-name="Tabela1.A1" table:number-columns-spanned="2" office:value-type="string">
            <text:p text:style-name="P3">Processamento de dados em larga escala usando banco de dados não relacionais para as Olimpíadas 2012</text:p>
          </table:table-cell>
          <table:covered-table-cell/>
        </table:table-row>
        <table:table-row table:style-name="Tabela1.5">
          <table:table-cell table:style-name="Tabela1.A1" office:value-type="string">
            <text:p text:style-name="P4"/>
          </table:table-cell>
          <table:table-cell table:style-name="Tabela1.A1" office:value-type="string">
            <text:p text:style-name="P4">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2">FIC/CARATINGA</text:p>
            <text:p text:style-name="P1">2012</text:p>
          </table:table-cell>
          <table:covered-table-cell/>
        </table:table-row>
      </table:table>
      <text:section text:style-name="Sect1" text:name="Seção1">
        <text:p text:style-name="Contents_20_Heading"><text:soft-page-break/>SUMÁRIO</text:p>
      </text:section>
      <text:table-of-content text:style-name="Sect2" text:protected="true" text:name="Sumário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1. <text:s/>RESUMO<text:tab/>3</text:p>
          <text:p text:style-name="P6">2. <text:s/>INTRODUÇÃO<text:tab/>4</text:p>
          <text:p text:style-name="P6">3. <text:s/>JUSTIFICATIVA<text:tab/>5</text:p>
          <text:p text:style-name="P6">4. <text:s/>APRESENTAÇÃO E DELIMITAÇÃO DO OBJETO DE PESQUISA<text:tab/>6</text:p>
          <text:p text:style-name="P6">5. <text:s/>DEFINIÇÃO DO PROBLEMA DE PESQUISA<text:tab/>7</text:p>
          <text:p text:style-name="P6">6. <text:s/>OBJETIVO GERAL<text:tab/>8</text:p>
          <text:p text:style-name="P6">7. <text:s/>OBJETIVOS ESPECÍFICOS<text:tab/>9</text:p>
          <text:p text:style-name="P6">8. <text:s/>METODOLOGIA<text:tab/>10</text:p>
          <text:p text:style-name="P6">9. <text:s/>ÍNDICE HIPOTÉTICO<text:tab/>11</text:p>
          <text:p text:style-name="P6">10. <text:s/>CRONOGRAMA<text:tab/>12</text:p>
          <text:p text:style-name="P6">11. <text:s/>REFERÊNCIAS<text:tab/>13</text:p>
        </text:index-body>
      </text:table-of-content>
      <text:section text:style-name="Sect3" text:name="Seção3">
        <text:p text:style-name="Standard"/>
      </text:section>
      <text:h text:style-name="P12" text:outline-level="1">RESUMO</text:h>
      <text:p text:style-name="Parágrafo_20_1">Com o crescimento da Web 2.0, podemos observar uma quantidade cada vez maior de dados circulando pela internet. Comparados com os sistemas presentes na Web no inicio da década passada, redes sociais, mecanismos de busca, portais de notícia, entre outros serviços web, possuem um volume de trafego e armazenamento de dados enorme. As grandes bases de dados desses sistemas atuais são conhecidas como Big Data<text:reference-mark-start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KyT4UxyHho"/>(Lin &amp; Dyer 2010)<text:reference-mark-end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KyT4UxyHho"/><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Big Data<text:reference-mark-start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y5ujYKw4pO"/><text:span text:style-name="T1">(Varley et al. 2009)</text:span><text:reference-mark-end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y5ujYKw4pO"/>⁠. O objetivo desse trabalho é analisar essas soluções. <text:s/></text:p>
      <text:p text:style-name="Parágrafo_20_1">Serão analisados dados a respeito das olimpiadas de Londres 2012 provenientes do Twitter, que é a ferramenta de micro blogs mais utilizada na atualidade<text:reference-mark-start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p4GF54ZSFq"/><text:span text:style-name="T1">(Zago 2009; Java et al. 2007)</text:span><text:reference-mark-end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p4GF54ZSFq"/>⁠, coletando esses dados a partir das publicações dos usuarios do serviço.</text:p>
      <text:h text:style-name="P13"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arios, e os modelos de armazenamento tradicionais já não atendiam mais essa demanda<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NaoreIodaV"/><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NaoreIodaV"/>⁠. </text:p>
      <text:p text:style-name="Parágrafo_20_1">Uma das soluções encontradas foi o modelo de programação chamado MapReduce, desenvolvido pela Google. Baseado no MapReduce a Google otimizou o processamento de dados em vários de seus serviços chegando a processar mais de 20 petabytes de dados por dia<text:reference-mark-start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RYbLI9gFEW"/><text:span text:style-name="T1">(Dean &amp; Ghemawat 2008a)</text:span><text:reference-mark-end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RYbLI9gFEW"/>⁠. A implementação do MapReduce da Google é proprietária e fechada, porém com base na publicação de Jeffrey Dean e Sanjay Ghemawat sobre o modelo<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d3buJhys9E"/><text:span text:style-name="T1">(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d3buJhys9E"/>⁠, <text:s/>outras implementações do MapReduce foram sugindo. </text:p>
      <text:p text:style-name="Parágrafo_20_1">A mais difundida delas é o Hadoop, que foi desenvolvido em 2004 por Doug Cutting e recebeu apoio de empresas como Yahoo!, e também <text:s/>da comunidade academica. Desde janeiro de 2008 o Hadoop é mantido pela Apache Software Foudation. Outro projeto mantido pela Apache é o Hbase que é um banco de dados distribuido baeado no Hadoop<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jXpYOTrD6R"/><text:span text:style-name="T1">(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jXpYOTrD6R"/>⁠.</text:p>
      <text:p text:style-name="Parágrafo_20_1"/>
      <text:h text:style-name="P10" text:outline-level="1"/>
      <text:h text:style-name="P13" text:outline-level="1">JUSTIFICATIVA</text:h>
      <text:p text:style-name="Parágrafo_20_1">Este trabalho visa estudar a implementação de forma distribuida do conjunto Hadoop/Hbase para análise estatistica de dados coletados do Twitter. Assim busca-se facilitar futuras pesquisas que necessitem utilizar essa mesma arquitetura para processamento de dados.</text:p>
      <text:p text:style-name="Parágrafo_20_1"/>
      <text:h text:style-name="P13" text:outline-level="1">APRESENTAÇÃO E DELIMITAÇÃO DO OBJETO DE PESQUISA</text:h>
      <text:p text:style-name="Parágrafo_20_1">O objeto de pesquisa desse trabalho é o uso do Hadoop e do Hbase para analise de dados provenientes do Twitter. Serão analisados dados relacionados às Olimpíadas de Londres 2012.</text:p>
      <text:p text:style-name="Parágrafo_20_1">Área de pesquisa: Bancos de dados</text:p>
      <text:p text:style-name="Parágrafo_20_1">Sub-área de pesquisa: Bancos de dados não-relacionais.</text:p>
      <text:p text:style-name="P16"/>
      <text:h text:style-name="P11" text:outline-level="1">DEFINIÇÃO DO PROBLEMA DE PESQUISA</text:h>
      <text:p text:style-name="Parágrafo_20_1">Como implementar de forma distribuida o conjunto Hadoop/Hbase para análise estatistica de dados coletados do Twitter.</text:p>
      <text:h text:style-name="P13" text:outline-level="1">OBJETIVO GERAL</text:h>
      <text:p text:style-name="Parágrafo_20_1">Propor uma arquitetura para lidar com aplicações que utilizem Big Data (aquisição, processamento, análise e visualização dos dados). Os dados serão provenientes dos comentários feitos no Twitter a respeito das olimpíadas de Londres, e serão coletados utilizando a API disponibilizada pelo serviço de micro blogs</text:p>
      <text:p text:style-name="Parágrafo_20_1"/>
      <text:h text:style-name="P13" text:outline-level="1">OBJETIVOS ESPECÍFICOS</text:h>
      <text:list xml:id="list1829682368" text:style-name="L2">
        <text:list-item>
          <text:p text:style-name="P14">Estudar a implantação e configuração do Hadoop e do Hbase.</text:p>
        </text:list-item>
        <text:list-item>
          <text:p text:style-name="P14">Utilizar a API do Twitter para criar um sistema de coleta de dados.</text:p>
        </text:list-item>
        <text:list-item>
          <text:p text:style-name="P14">Implementar uma infraestrutura distribuída para armazenar os dados coletados.</text:p>
        </text:list-item>
        <text:list-item>
          <text:p text:style-name="P14">Processamento e análise estatistica dos dados obtidos.</text:p>
        </text:list-item>
      </text:list>
      <text:h text:style-name="P13" text:outline-level="1">METODOLOGIA</text:h>
      <text:p text:style-name="Heading_20_2">8.1 MapReduce, Hadoop e Hbase</text:p>
      <text:p text:style-name="Parágrafo_20_1">MapReduce é um modelo desenvolvido pela Google para processamento distribuido de grandes quantidades de dados. Ele permite que todo o trabalho seja feito a partir de duas funções básicas definidas pelo usuário (<text:span text:style-name="T4">map </text:span><text:span text:style-name="T5">e</text:span><text:span text:style-name="T4"> reduce</text:span><text:span text:style-name="T5">), e se encarrega de abstrair toda parte de paralelização, balenceamento de carga e tolerancia a falhas</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iY0JuJTbYi"/><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iY0JuJTbYi"/><text:span text:style-name="T5">⁠.</text:span></text:p>
      <text:p text:style-name="P15">Map <text:span text:style-name="T5">é responsavel por gerar uma serie intermediária de pares chave/valor a partir de uma entrada. </text:span>Reduce <text:span text:style-name="T5">é responsavel por juntar todos os valores intermediarios associados a uma mesma chave intermediaria</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7Cli75P5xZ"/><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7Cli75P5xZ"/><text:span text:style-name="T5">⁠.</text:span></text:p>
      <text:p text:style-name="P15"><text:span text:style-name="T5">A implementação desse modelo criada pela Google é proprietária, e seu código não está disponivel ao público. Porém, existem implementações </text:span>opensource<text:span text:style-name="T5"> do MapReduce, a mais popular delas é o Hadoop, um projeto mantido pela Apache Software Foudation</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Kg69EVc6ij"/><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Kg69EVc6ij"/><text:span text:style-name="T5">⁠. </text:span></text:p>
      <text:p text:style-name="P15"><text:span text:style-name="T5">Tanto MapReduce quanto Hadoop são compostos por duas camadas: uma de armazenamento de dados e uma de processamento de dados. No MapReduce, a camada de armazenamento se chama GFS (Google File System) e no Hadoop HDFS (Hadoop Distributed File System)</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RIXlCqFoP"/><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RIXlCqFoP"/><text:span text:style-name="T5">⁠.</text:span></text:p>
      <text:p text:style-name="Parágrafo_20_1"><text:span text:style-name="T5">Baseado no projeto Hadoop, foi criado o SGBD não-relacional Hbase, classificado como um banco de dados orientado a família de colunas</text:span><text:reference-mark-start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xvbjeio4ol"/><text:span text:style-name="T2">(De Diana &amp; Gerosa 2010; Taylor 2010)</text:span><text:reference-mark-end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xvbjeio4ol"/><text:span text:style-name="T5">⁠. Hbase também é mantido pela Apache</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II&quot;, &quot;type&quot;: &quot;book&quot;, &quot;id&quot;: &quot;ITEM-1&quot;}}], &quot;properties&quot;: {&quot;noteIndex&quot;: 0}, &quot;schema&quot;: &quot;https://github.com/citation-style-language/schema/raw/master/csl-citation.json&quot;} RNDd9SkIhFvnx"/><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II&quot;, &quot;type&quot;: &quot;book&quot;, &quot;id&quot;: &quot;ITEM-1&quot;}}], &quot;properties&quot;: {&quot;noteIndex&quot;: 0}, &quot;schema&quot;: &quot;https://github.com/citation-style-language/schema/raw/master/csl-citation.json&quot;} RNDd9SkIhFvnx"/><text:span text:style-name="T5">⁠. </text:span></text:p>
      <text:p text:style-name="Heading_20_2">8.2 Instalação e configuração do ambiente para coleta e análise dos dados</text:p>
      <text:p text:style-name="Parágrafo_20_1">Uma das maiores vantagens do modelo MapReduce é sua escalabilidade, que permite que várias máquinas trabalhem em conjunto em uma mesma tarefa, dividindo essa tarefa entre elas. Isso permite que seja usado hardware de baixo custo em operações antes possíveis apenas com máquinas robustas e com custo elevado. De acordo com Jeffrey <text:soft-page-break/>Dean, cada cluster do Google é composto por aproximadamente 1800 maquinas, cada uma com dois processadores Intel Xeon de 2GHz, 4GB de memória RAM, e dois discos IDE de 160GB<text:reference-mark-start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fLPxsAAjPy"/><text:span text:style-name="T1">(Dean &amp; Ghemawat 2008b)</text:span><text:reference-mark-end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fLPxsAAjPy"/>⁠.</text:p>
      <text:p text:style-name="Parágrafo_20_1">Nesse trabalho, pretende-se criar uma infraestrutura reduzida, com aproximadamente 10 máquinas, onde serão armazenados e processados os dados coletados do Twitter a relativos às olimpíadas de Londres 2012. Em cada maquina sera instalada uma instancia do Hadoop e do Hbase, possibilitando o processamento distribuído dos dados.</text:p>
      <text:p text:style-name="Heading_20_2">8.3Coleta de dados do twitter</text:p>
      <text:p text:style-name="Parágrafo_20_1">Utilizar a API do Twitter para criar um sistema de coleta de dados: o Twitter disponibiliza uma API para consultas em suas bases de dados através de palavras chave. Para se coletar os dados, serão feitas buscas em tempo real de todas as postagens relacionas <text:s/>às olimpíadas de Londres. </text:p>
      <text:p text:style-name="Heading_20_2">8.4 Analise estatistica dos dados</text:p>
      <text:p text:style-name="Parágrafo_20_1">Análise dos dados obtidos: <text:s/>com os dados armazenados na infraestrutura implementada, será possível realizar um processamento distribuído das informações obtidas, possibilitando diversos tipos de análises distintas.</text:p>
      <text:h text:style-name="P13" text:outline-level="1">ÍNDICE HIPOTÉTICO</text:h>
      <text:p text:style-name="Parágrafo_20_1">Esta seção deverá conter um índice hipotético de todo o Trabalho de Conclusão de Curso (hipotético pois se refere a um trabalho ainda não completo).</text:p>
      <text:p text:style-name="Parágrafo_20_1"/>
      <text:p text:style-name="Parágrafo_20_1">Elabore um sumário do que será levantado no trabalho.</text:p>
      <text:h text:style-name="P13" text:outline-level="1">CRONOGRAMA</text:h>
      <text:p text:style-name="Parágrafo_20_1">Esta seção deverá conter o cronograma de tarefas, relacionando cada uma com o mês que a mesma será executada.</text:p>
      <text:h text:style-name="P13" text:outline-level="1">REFERÊNCIAS</text:h>
      <text:section text:style-name="Sect2" text:name="ADDIN Mendeley Bibliography CSL_BIBLIOGRAPHY  RNDVCuNdj9Ci7">
        <text:section text:style-name="Sect2" text:name="ADDIN Mendeley Bibliography CSL_BIBLIOGRAPHY  RNDbuAzXt8kcF">
          <text:p text:style-name="P9">Brito, R.W., 2010. Bancos de Dados NoSQL x SGBDs Relacionais:Análise Comparativa.</text:p>
          <text:p text:style-name="P9">Dean, J. &amp; Ghemawat, S., 2008a. MapReduce. <text:span text:style-name="T3">Communications of the ACM</text:span>, 51(1), p.107. Available at: http://portal.acm.org/citation.cfm?doid=1327452.1327492 [Accessed February 29, 2012].</text:p>
          <text:p text:style-name="P9">Dean, J. &amp; Ghemawat, S., 2008b. MapReduce. <text:span text:style-name="T3">Communications of the ACM</text:span>, 51(1), p.107.</text:p>
          <text:p text:style-name="P9">Dean, J. &amp; Ghemawat, S., 2004. MapReduce: Simplified data processing on large clusters. <text:span text:style-name="T3">OSDI ’04: 6th Symposium on Operating Systems Design and Implementation</text:span>, pp.137-149.</text:p>
          <text:p text:style-name="P9">De Diana, M. &amp; Gerosa, M.A., 2010. NoSQL na Web 2.0: Um Estudo Comparativo de Bancos Não-Relacionais para Armazenamento de Dados na Web 2.0. In <text:span text:style-name="T3">Workshop de Teses e Dissertações de Bancos de Dados do Simpósio Brasileiro de Bancos de Dados WTDBD2010</text:span>.</text:p>
          <text:p text:style-name="P9">Java, A., Song, X. &amp; Finin, T., 2007. Why we twitter: understanding microblogging usage and communities. <text:span text:style-name="T3">Proceedings of the 9th WebKDD and</text:span>.</text:p>
          <text:p text:style-name="P9">Lee, K.-ha et al., 2011. Parallel Data Processing with MapReduce : A Surveytri. <text:span text:style-name="T3">Architecture</text:span>, 40(4), pp.11-20.</text:p>
          <text:p text:style-name="P9">Lin, J. &amp; Dyer, C., 2010. Data-Intensive Text Processing with MapReduce G. Hirst, ed. <text:span text:style-name="T3">Synthesis Lectures on Human Language Technologies</text:span>, 3(1), pp.1-177. Available at: http://www.umiacs.umd.edu/~jimmylin/MapReduce-book-final.pdf.</text:p>
          <text:p text:style-name="P9">Taylor, R.C., 2010. An overview of the Hadoop/MapReduce/HBase framework and its current applications in bioinformatics. <text:span text:style-name="T3">BMC Bioinformatics</text:span>, 11(Suppl 12), p.S1.</text:p>
          <text:p text:style-name="P9">Varley, I., Aziz, A. &amp; Aziz, C., 2009. No Relation: The Mixed Blessings of Non-Relational Databases. Available at: http://citeseerx.ist.psu.edu/viewdoc/summary?<text:soft-page-break/>doi=10.1.1.169.1113 [Accessed April 18, 2012].</text:p>
          <text:p text:style-name="P9">White, T., 2010. <text:span text:style-name="T3">Hadoop: The definitive guide</text:span> II.,</text:p>
          <text:p text:style-name="P9">Zago, G., 2009. O Twitter como suporte para produção e difusão de conteúdos jornalísticos. <text:span text:style-name="T3">Ciberlegenda</text:span>, (6), pp.1-16.</text:p>
          <text:p text:style-name="P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5-21T00:50:45</dc:date>
    <meta:print-date>2003-06-14T16:43:00</meta:print-date>
    <meta:editing-cycles>6</meta:editing-cycles>
    <meta:editing-duration>PT582H02M05S</meta:editing-duration>
    <meta:generator>OpenOffice.org/3.2$Linux OpenOffice.org_project/320m12$Build-9483</meta:generator>
    <meta:document-statistic meta:table-count="1" meta:image-count="0" meta:object-count="0" meta:page-count="15" meta:paragraph-count="75" meta:word-count="1406" meta:character-count="9360"/>
    <meta:user-defined meta:name="Informações 1"/>
    <meta:user-defined meta:name="Informações 2"/>
    <meta:user-defined meta:name="Informações 3"/>
    <meta:user-defined meta:name="Informações 4"/>
    <meta:user-defined meta:name="Mendeley Citation Style_1">http://www.zotero.org/styles/harvard1</meta:user-defined>
    <meta:user-defined meta:name="Mendeley Document_1">True</meta:user-defined>
    <meta:user-defined meta:name="Mendeley User Name_1">contato@gabrieldiniz.com@www.mendeley.com</meta:user-defined>
  </office:meta>
</office:document-meta>
</file>